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á Johano,</text:p>
      <text:p text:style-name="Normal">v tuto zvláštní dobu, kdy se srdce otevírá lásce více než kdy jindy, mi dovol vyjádřit, jak moc si vážím našeho vzácného propojení skrze hvězdné znamení Kozoroha. Sdílíme nejen znamení, ale i cestu odvahy a vytrvalosti v ochraně krás našeho světa. Tvůj anděl strážný Ariel, ochránce všeho živého, je svědkem této pečlivosti, kterou v tebe obdivuji. Květy tvé lásky k přírodě inspirují i mne, abych byl lepším strážcem této planety vedle tebe.</text:p>
      <text:p text:style-name="Normal">V tento Valentýn, ať spojení našich duší pod znamením Kozoroha posiluje naše snahy a naplňuje srdce teplým světlem. Naše společná cesta za ochranou krásy světa je jako neopakovatelný příběh, který spolu píšeme. Tvůj zápal a síla jsou mými největšími inspiracemi. Kéž se naše sny i nadále prolínají a posilují ve znamení trvalé lásky a vzájemné úct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